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10000201000005ED000001290E2C4DFD2BEB685A.png" manifest:media-type="image/png"/>
  <manifest:file-entry manifest:full-path="Pictures/10000201000002BC00000102D85439268838D850.png" manifest:media-type="image/png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ole-draw-aspect="1"/>
    </style:style>
    <style:style style:name="pr1" style:family="presentation" style:parent-style-name="Titelfoli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elfolie-notes">
      <style:graphic-properties draw:fill-color="#ffffff" fo:min-height="13.364cm"/>
    </style:style>
    <style:style style:name="pr3" style:family="presentation" style:parent-style-name="Titel_20_und_20_Inhal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60pt" fo:letter-spacing="normal" fo:font-style="normal" style:text-underline-style="none" fo:font-weight="bold" style:font-size-asian="60pt" style:font-style-asian="normal" style:font-weight-asian="bold" style:font-name-complex="Arial" style:font-size-complex="6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frame draw:name="Titel 3" presentation:style-name="pr1" draw:text-style-name="P2" draw:layer="layout" svg:width="25.638cm" svg:height="6.631cm" svg:x="5.559cm" svg:y="2.893cm" presentation:class="title" presentation:user-transformed="true">
          <draw:text-box>
            <text:p text:style-name="P1"><text:span text:style-name="T1">Sprint 3 Burndown Cha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_20_und_20_Inhalt">
        <draw:frame draw:name="Diagramm 2" draw:style-name="gr2" draw:text-style-name="P4" draw:layer="layout" svg:width="29.619cm" svg:height="16.425cm" svg:x="3.566cm" svg:y="0.77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35cm" svg:stroke-color="#203864" draw:stroke-linejoin="miter" draw:fill="solid" draw:fill-color="#20386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elfoli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5" style:family="presentation" style:parent-style-name="Titel_20_und_20_Inhal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03864"/>
      <style:paragraph-properties fo:text-align="start"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13" style:family="paragraph">
      <loext:graphic-properties draw:fill="none"/>
      <style:paragraph-properties fo:text-align="start"/>
      <style:text-properties fo:font-size="18pt"/>
    </style:style>
    <style:style style:name="MP14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60pt" fo:letter-spacing="normal" fo:font-style="normal" style:text-underline-style="none" fo:font-weight="bold" style:font-size-asian="60pt" style:font-style-asian="normal" style:font-weight-asian="bold" style:font-name-complex="Arial" style:font-size-complex="60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font-style="normal" style:text-underline-style="none" fo:font-weight="bold" style:font-size-asian="44pt" style:font-style-asian="normal" style:font-weight-asian="bold" style:font-name-complex="Arial" style:font-size-complex="4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custom-shape draw:name="Rechteck 6" draw:style-name="Mgr3" draw:text-style-name="MP5" draw:layer="backgroundobjects" svg:width="3.275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Datumsplatzhalter 4" draw:style-name="Mgr4" draw:text-style-name="MP7" draw:layer="backgroundobjects" svg:width="7.619cm" svg:height="1.013cm" svg:x="3.598cm" svg:y="17.657cm">
        <text:p text:style-name="MP6"><text:span text:style-name="MT2"><text:date style:data-style-name="D4" text:date-value="2019-01-10">10/01/2019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ußzeilenplatzhalter 5" draw:style-name="Mgr4" draw:text-style-name="MP7" draw:layer="backgroundobjects" svg:width="11.429cm" svg:height="1.013cm" svg:x="12.175cm" svg:y="17.657cm">
        <text:p text:style-name="MP8"><text:span text:style-name="MT2">HTL2018/19 Diplomarbeit ERMTK-ER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liennummernplatzhalter 6" draw:style-name="Mgr4" draw:text-style-name="MP7" draw:layer="backgroundobjects" svg:width="7.619cm" svg:height="1.013cm" svg:x="25.722cm" svg:y="17.657cm">
        <text:p text:style-name="MP9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0" draw:style-name="Mgr3" draw:text-style-name="MP5" draw:layer="backgroundobjects" svg:width="30.589cm" svg:height="0.126cm" svg:x="3.276cm" svg:y="17.22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2" draw:style-name="Mgr3" draw:text-style-name="MP5" draw:layer="backgroundobjects" svg:width="0.919cm" svg:height="2.613cm" svg:x="2.356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3" draw:style-name="Mgr5" draw:text-style-name="MP10" draw:layer="backgroundobjects" svg:width="5.974cm" svg:height="2.613cm" svg:x="3.276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12" draw:layer="backgroundobjects" svg:width="25.399cm" svg:height="6.631cm" svg:x="5.871cm" svg:y="1.881cm" presentation:class="title" presentation:user-transformed="true">
        <draw:text-box>
          <text:p text:style-name="MP11"><text:span text:style-name="MT4">Mastertitelformat bearbeiten</text:span></text:p>
        </draw:text-box>
      </draw:frame>
      <draw:frame draw:name="Picture 4" draw:style-name="Mgr6" draw:text-style-name="MP13" draw:layer="backgroundobjects" svg:width="2.797cm" svg:height="1.03cm" svg:x="0.294cm" svg:y="17.818cm">
        <draw:image xlink:href="Pictures/10000201000002BC00000102D85439268838D850.png" xlink:type="simple" xlink:show="embed" xlink:actuate="onLoad" loext:mime-type="image/png">
          <text:p/>
        </draw:image>
      </draw:frame>
      <draw:frame draw:name="Grafik 17" draw:style-name="Mgr6" draw:text-style-name="MP13" draw:layer="backgroundobjects" svg:width="6.785cm" svg:height="1.328cm" svg:x="3.809cm" svg:y="0.379cm">
        <draw:image xlink:href="Pictures/10000201000005ED000001290E2C4DFD2BEB685A.png" xlink:type="simple" xlink:show="embed" xlink:actuate="onLoad" loext:mime-type="image/png">
          <text:p/>
        </draw:image>
      </draw:frame>
      <draw:frame presentation:style-name="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Inhaltsplatzhalter 2" presentation:style-name="Mpr4" draw:text-style-name="MP16" draw:layer="backgroundobjects" svg:width="29.892cm" svg:height="12.595cm" svg:x="3.635cm" svg:y="4.253cm" presentation:class="outline" presentation:user-transformed="true">
        <draw:text-box>
          <text:list text:style-name="ML3">
            <text:list-item>
              <text:p text:style-name="MP14"><text:span text:style-name="MT5">Mastertextformat bearbeiten</text:span></text:p>
              <text:list>
                <text:list-item>
                  <text:p text:style-name="MP15"><text:span text:style-name="MT6">Zweite Ebene</text:span></text:p>
                  <text:list>
                    <text:list-item>
                      <text:p text:style-name="MP15"><text:span text:style-name="MT7">Dritte Ebene</text:span></text:p>
                      <text:list>
                        <text:list-item>
                          <text:p text:style-name="MP15"><text:span text:style-name="MT8">Vierte Ebene</text:span></text:p>
                          <text:list>
                            <text:list-item>
                              <text:p text:style-name="MP15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hteck 7" draw:style-name="Mgr3" draw:text-style-name="MP5" draw:layer="backgroundobjects" svg:width="3.275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Datumsplatzhalter 4" draw:style-name="Mgr4" draw:text-style-name="MP7" draw:layer="backgroundobjects" svg:width="7.619cm" svg:height="1.013cm" svg:x="3.598cm" svg:y="17.657cm">
        <text:p text:style-name="MP6"><text:span text:style-name="MT2"><text:date style:data-style-name="D4" text:date-value="2019-01-10">10/01/2019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ußzeilenplatzhalter 5" draw:style-name="Mgr4" draw:text-style-name="MP7" draw:layer="backgroundobjects" svg:width="11.429cm" svg:height="1.013cm" svg:x="12.175cm" svg:y="17.657cm">
        <text:p text:style-name="MP8"><text:span text:style-name="MT2">HTL2018/19 Diplomarbeit ERMTK-ER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liennummernplatzhalter 6" draw:style-name="Mgr4" draw:text-style-name="MP7" draw:layer="backgroundobjects" svg:width="7.619cm" svg:height="1.013cm" svg:x="25.722cm" svg:y="17.657cm">
        <text:p text:style-name="MP9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1" draw:style-name="Mgr3" draw:text-style-name="MP5" draw:layer="backgroundobjects" svg:width="30.589cm" svg:height="0.126cm" svg:x="3.276cm" svg:y="17.22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3" draw:style-name="Mgr3" draw:text-style-name="MP5" draw:layer="backgroundobjects" svg:width="0.783cm" svg:height="2.613cm" svg:x="2.492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6" draw:text-style-name="MP13" draw:layer="backgroundobjects" svg:width="2.797cm" svg:height="1.03cm" svg:x="0.294cm" svg:y="17.818cm">
        <draw:image xlink:href="Pictures/10000201000002BC00000102D85439268838D850.png" xlink:type="simple" xlink:show="embed" xlink:actuate="onLoad" loext:mime-type="image/png">
          <text:p/>
        </draw:image>
      </draw:frame>
      <draw:custom-shape draw:name="Rechteck 16" draw:style-name="Mgr5" draw:text-style-name="MP10" draw:layer="backgroundobjects" svg:width="5.974cm" svg:height="2.613cm" svg:x="3.302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5" draw:text-style-name="MP17" draw:layer="backgroundobjects" svg:width="29.892cm" svg:height="3.681cm" svg:x="3.635cm" svg:y="0.269cm" presentation:class="title" presentation:user-transformed="true">
        <draw:text-box>
          <text:p text:style-name="MP11"><text:span text:style-name="MT9">Mastertitelformat bearbeiten</text:span></text:p>
        </draw:text-box>
      </draw:frame>
      <draw:frame draw:name="Grafik 14" draw:style-name="Mgr6" draw:text-style-name="MP13" draw:layer="backgroundobjects" svg:width="6.785cm" svg:height="1.328cm" svg:x="3.809cm" svg:y="0.379cm">
        <draw:image xlink:href="Pictures/10000201000005ED000001290E2C4DFD2BEB685A.png" xlink:type="simple" xlink:show="embed" xlink:actuate="onLoad" loext:mime-type="image/png">
          <text:p/>
        </draw:image>
      </draw:frame>
      <presentation:notes style:page-layout-name="PM0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Panzenboeck Georg, 4CHIF</meta:initial-creator>
    <meta:editing-cycles>112</meta:editing-cycles>
    <meta:creation-date>2017-10-02T10:51:52</meta:creation-date>
    <dc:date>2019-01-10T12:44:07.029498218</dc:date>
    <meta:editing-duration>PT27M42S</meta:editing-duration>
    <meta:generator>LibreOffice/6.1.3.2$Linux_X86_64 LibreOffice_project/10$Build-2</meta:generator>
    <meta:document-statistic meta:object-count="50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8.6200008392334pt" style:font-size-asian="18.6200008392334pt" style:font-size-complex="18.620000839233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11.9700002670288pt" style:font-size-asian="11.9700002670288pt" style:font-size-complex="11.9700002670288pt"/>
    </style:style>
    <style:style style:name="ch4" style:family="chart">
      <style:chart-properties chart:symbol-type="automatic" chart:include-hidden-cells="false" chart:treat-empty-cells="leave-gap" loext:external-data="ppt/embeddings/Microsoft_Excel_Worksheet.xlsx"/>
    </style:style>
    <style:style style:name="ch5" style:family="chart" style:data-style-name="N10036">
      <style:chart-properties chart:display-label="true" chart:tick-marks-major-inner="false" chart:tick-marks-major-outer="false" chart:logarithmic="false" chart:minimum="43384" chart:maximum="43412" chart:origin="1" chart:reverse-direction="false" text:line-break="false" loext:try-staggering-first="fals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11.9700002670288pt" style:font-size-asian="11.9700002670288pt" style:font-size-complex="11.9700002670288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3.3000001907349pt" style:font-size-asian="13.3000001907349pt" style:font-size-complex="13.3000001907349pt"/>
    </style:style>
    <style:style style:name="ch7" style:family="chart" style:data-style-name="N0">
      <style:chart-properties chart:display-label="true" chart:tick-marks-major-inner="false" chart:tick-marks-major-outer="false" chart:logarithmic="false" chart:minimum="0" chart:maximum="3" chart:interval-major="1" chart:reverse-direction="false" text:line-break="false" loext:try-staggering-first="false" chart:link-data-style-to-source="false" chart:axis-position="1" chart:tick-mark-position="at-axis"/>
      <style:graphic-properties draw:stroke="none" svg:stroke-width="0.018cm" svg:stroke-color="#b3b3b3"/>
      <style:text-properties fo:color="#595959" style:text-position="0% 100%" fo:font-family="Calibri" fo:font-size="11.9700002670288pt" style:font-size-asian="11.9700002670288pt" style:font-size-complex="11.9700002670288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3.3000001907349pt" style:font-size-asian="13.3000001907349pt" style:font-size-complex="13.3000001907349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force-intercept="false" chart:regression-type="linear"/>
      <style:graphic-properties svg:stroke-width="0.071cm" svg:stroke-color="#00b050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9.62cm" svg:height="16.426cm" xlink:href="." xlink:type="simple" chart:class="chart:line" chart:style-name="ch1">
        <chart:title svg:x="10.921cm" svg:y="0.463cm" chart:style-name="ch2">
          <text:p>Sprint Burndown Chart</text:p>
        </chart:title>
        <chart:legend chart:legend-position="bottom" svg:x="5.883cm" svg:y="15.721cm" style:legend-expansion="wide" chart:style-name="ch3"/>
        <chart:plot-area chart:style-name="ch4" chart:data-source-has-labels="both" svg:x="1.256cm" svg:y="1.619cm" svg:width="28.802cm" svg:height="11.751cm">
          <chartooo:coordinate-region svg:x="2.01cm" svg:y="1.871cm" svg:width="27.292cm" svg:height="10.896cm"/>
          <chart:axis chart:dimension="x" chart:name="primary-x" chart:style-name="ch5" chartooo:axis-type="auto">
            <chartooo:date-scale chart:base-time-unit="days"/>
            <chart:title svg:x="14.991cm" svg:y="13.698cm" chart:style-name="ch6">
              <text:p>Tage</text:p>
            </chart:title>
            <chart:categories table:cell-range-address="local-table.$A$2:.$A$7"/>
          </chart:axis>
          <chart:axis chart:dimension="y" chart:name="primary-y" chart:style-name="ch7">
            <chart:title svg:x="0cm" svg:y="8.24cm" chart:style-name="ch8">
              <text:p>Tasks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line">
            <chart:data-point chart:repeated="6"/>
          </chart:series>
          <chart:series chart:style-name="ch11" chart:values-cell-range-address="local-table.$C$2:.$C$7" chart:label-cell-address="local-table.$C$1" chart:class="chart:line">
            <chart:regression-curve chart:style-name="ch12"/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bleibender Aufwand</text:p>
              </table:table-cell>
              <table:table-cell office:value-type="string">
                <text:p>Idealer Fortschritt</text:p>
              </table:table-cell>
            </table:table-row>
          </table:table-header-rows>
          <table:table-rows>
            <table:table-row>
              <table:table-cell office:value-type="string">
                <text:p>29-Nov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-Dec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-Dec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-Dec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-Dec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-Dec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